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5">
      <style:paragraph-properties fo:margin-top="0cm" fo:margin-bottom="0cm" loext:contextual-spacing="false"/>
    </style:style>
    <style:style style:name="P19" style:family="paragraph" style:parent-style-name="Text_20_body" style:list-style-name="L6">
      <style:paragraph-properties fo:margin-top="0cm" fo:margin-bottom="0cm" loext:contextual-spacing="false"/>
    </style:style>
    <style:style style:name="P20" style:family="paragraph" style:parent-style-name="Text_20_body" style:list-style-name="L7">
      <style:paragraph-properties fo:margin-top="0cm" fo:margin-bottom="0cm" loext:contextual-spacing="false"/>
    </style:style>
    <style:style style:name="P21" style:family="paragraph" style:parent-style-name="Text_20_body" style:list-style-name="L8">
      <style:paragraph-properties fo:margin-top="0cm" fo:margin-bottom="0cm" loext:contextual-spacing="false"/>
    </style:style>
    <style:style style:name="P22" style:family="paragraph" style:parent-style-name="Text_20_body" style:list-style-name="L9">
      <style:paragraph-properties fo:margin-top="0cm" fo:margin-bottom="0cm" loext:contextual-spacing="false"/>
    </style:style>
    <style:style style:name="P23" style:family="paragraph" style:parent-style-name="Text_20_body" style:list-style-name="L10">
      <style:paragraph-properties fo:margin-top="0cm" fo:margin-bottom="0cm" loext:contextual-spacing="false"/>
    </style:style>
    <style:style style:name="P24" style:family="paragraph" style:parent-style-name="Text_20_body" style:list-style-name="L11">
      <style:paragraph-properties fo:margin-top="0cm" fo:margin-bottom="0cm" loext:contextual-spacing="false"/>
    </style:style>
    <style:style style:name="P25" style:family="paragraph" style:parent-style-name="Text_20_body" style:list-style-name="L12">
      <style:paragraph-properties fo:margin-top="0cm" fo:margin-bottom="0cm" loext:contextual-spacing="false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fo:margin-top="0cm" fo:margin-bottom="0.499cm" loext:contextual-spacing="false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Text_20_body">Para se preparar para uma entrevista sobre <text:span text:style-name="Strong_20_Emphasis">Design Patterns</text:span>, <text:span text:style-name="Strong_20_Emphasis">SOLID</text:span>, <text:span text:style-name="Strong_20_Emphasis">TDD (Test Driven Development)</text:span> e <text:span text:style-name="Strong_20_Emphasis">BDD (Behavior Driven Development)</text:span>, é importante entender os conceitos chave de cada um desses tópicos, suas aplicações no desenvolvimento de software e como você pode aplicá-los em projetos reais. Aqui está um guia abrangente sobre cada um desses conceitos.</text:p>
      <text:h text:style-name="Heading_20_3" text:outline-level="3"><text:span text:style-name="Strong_20_Emphasis">1. Design Patterns</text:span></text:h>
      <text:p text:style-name="Text_20_body"><text:span text:style-name="Strong_20_Emphasis">Design Patterns (Padrões de Projeto)</text:span> são soluções reutilizáveis para problemas comuns que surgem durante o desenvolvimento de software. Esses padrões oferecem uma maneira de organizar o código de forma eficiente, flexível e escalável. Existem três tipos principais de design patterns:</text:p>
      <text:list xml:id="list2593404787" text:style-name="L1">
        <text:list-item>
          <text:p text:style-name="P1"><text:span text:style-name="Strong_20_Emphasis">Padrões Criacionais</text:span>: Envolvem a criação de objetos de maneira flexível e reutilizável.</text:p>
          <text:list>
            <text:list-item>
              <text:p text:style-name="P14"><text:span text:style-name="Strong_20_Emphasis">Singleton</text:span>: Garante que uma classe tenha apenas uma instância e fornece um ponto global de acesso a ela.</text:p>
            </text:list-item>
            <text:list-item>
              <text:p text:style-name="P14"><text:span text:style-name="Strong_20_Emphasis">Factory Method</text:span>: Define uma interface para criar objetos, mas deixa as subclasses decidirem qual classe instanciar.</text:p>
            </text:list-item>
            <text:list-item>
              <text:p text:style-name="P14"><text:span text:style-name="Strong_20_Emphasis">Abstract Factory</text:span>: Fornece uma interface para criar famílias de objetos relacionados sem especificar suas classes concretas.</text:p>
            </text:list-item>
            <text:list-item>
              <text:p text:style-name="P14"><text:span text:style-name="Strong_20_Emphasis">Builder</text:span>: Permite a construção de objetos complexos passo a passo, mantendo uma interface simples.</text:p>
            </text:list-item>
            <text:list-item>
              <text:p text:style-name="P14"><text:span text:style-name="Strong_20_Emphasis">Prototype</text:span>: Cria novos objetos duplicando um protótipo existente.</text:p>
            </text:list-item>
          </text:list>
        </text:list-item>
        <text:list-item>
          <text:p text:style-name="P1"><text:span text:style-name="Strong_20_Emphasis">Padrões Estruturais</text:span>: Definem maneiras de organizar e compor classes e objetos.</text:p>
          <text:list>
            <text:list-item>
              <text:p text:style-name="P14"><text:span text:style-name="Strong_20_Emphasis">Adapter</text:span>: Permite que duas interfaces incompatíveis trabalhem juntas.</text:p>
            </text:list-item>
            <text:list-item>
              <text:p text:style-name="P14"><text:span text:style-name="Strong_20_Emphasis">Facade</text:span>: Fornece uma interface unificada para um conjunto de interfaces em um subsistema, simplificando a utilização.</text:p>
            </text:list-item>
            <text:list-item>
              <text:p text:style-name="P14"><text:span text:style-name="Strong_20_Emphasis">Composite</text:span>: Compor objetos em estruturas de árvore para representar hierarquias parte-todo.</text:p>
            </text:list-item>
            <text:list-item>
              <text:p text:style-name="P14"><text:span text:style-name="Strong_20_Emphasis">Decorator</text:span>: Adiciona funcionalidades a um objeto de maneira dinâmica, sem modificar sua estrutura.</text:p>
            </text:list-item>
            <text:list-item>
              <text:p text:style-name="P14"><text:span text:style-name="Strong_20_Emphasis">Flyweight</text:span>: Compartilha objetos para economizar memória, utilizando uma técnica de compartilhamento de objetos.</text:p>
            </text:list-item>
          </text:list>
        </text:list-item>
        <text:list-item>
          <text:p text:style-name="P1"><text:span text:style-name="Strong_20_Emphasis">Padrões Comportamentais</text:span>: Lidam com a comunicação entre objetos e com o controle do fluxo de dados.</text:p>
          <text:list>
            <text:list-item>
              <text:p text:style-name="P14"><text:span text:style-name="Strong_20_Emphasis">Observer</text:span>: Define uma dependência um-para-muitos, onde quando um objeto muda de estado, todos os seus dependentes são notificados.</text:p>
            </text:list-item>
            <text:list-item>
              <text:p text:style-name="P14"><text:span text:style-name="Strong_20_Emphasis">Strategy</text:span>: Define uma família de algoritmos e os encapsula, tornando-os intercambiáveis.</text:p>
            </text:list-item>
            <text:list-item>
              <text:p text:style-name="P14"><text:span text:style-name="Strong_20_Emphasis">Command</text:span>: Transforma uma solicitação em um objeto, permitindo a parametrização de clientes com diferentes solicitações.</text:p>
            </text:list-item>
            <text:list-item>
              <text:p text:style-name="P1"><text:span text:style-name="Strong_20_Emphasis">State</text:span>: Permite que um objeto altere seu comportamento quando seu estado interno muda.</text:p>
            </text:list-item>
          </text:list>
        </text:list-item>
      </text:list>
      <text:p text:style-name="Text_20_body"><text:span text:style-name="Strong_20_Emphasis">Perguntas comuns sobre Design Patterns em entrevistas</text:span>:</text:p>
      <text:list xml:id="list1446221009" text:style-name="L2">
        <text:list-item>
          <text:p text:style-name="P15"><text:span text:style-name="Strong_20_Emphasis">Quais são os tipos de design patterns e onde você os aplicaria?</text:span></text:p>
        </text:list-item>
        <text:list-item>
          <text:p text:style-name="P15"><text:span text:style-name="Strong_20_Emphasis">Explique o padrão Singleton e quando é apropriado usá-lo.</text:span></text:p>
        </text:list-item>
        <text:list-item>
          <text:p text:style-name="P15"><text:span text:style-name="Strong_20_Emphasis">O que é o padrão Strategy e como ele melhora a flexibilidade do código?</text:span></text:p>
        </text:list-item>
        <text:list-item>
          <text:p text:style-name="P2"><text:soft-page-break/><text:span text:style-name="Strong_20_Emphasis">Você pode explicar como o padrão Observer funciona e onde ele seria útil?</text:span></text:p>
        </text:list-item>
      </text:list>
      <text:h text:style-name="Heading_20_3" text:outline-level="3"><text:span text:style-name="Strong_20_Emphasis">2. SOLID</text:span></text:h>
      <text:p text:style-name="Text_20_body"><text:span text:style-name="Strong_20_Emphasis">SOLID</text:span> é um acrônimo que representa cinco princípios de design que ajudam a criar sistemas mais fáceis de entender, manter e expandir. Esses princípios são:</text:p>
      <text:list xml:id="list1380135217" text:style-name="L3">
        <text:list-item>
          <text:p text:style-name="P3"><text:span text:style-name="Strong_20_Emphasis">S</text:span>: <text:span text:style-name="Strong_20_Emphasis">Single Responsibility Principle (SRP)</text:span> - Princípio da Responsabilidade Única.</text:p>
          <text:list>
            <text:list-item>
              <text:p text:style-name="P16">Uma classe deve ter apenas uma razão para mudar, ou seja, ela deve ser responsável por uma única funcionalidade ou parte do sistema.</text:p>
            </text:list-item>
          </text:list>
        </text:list-item>
        <text:list-item>
          <text:p text:style-name="P3"><text:span text:style-name="Strong_20_Emphasis">O</text:span>: <text:span text:style-name="Strong_20_Emphasis">Open/Closed Principle (OCP)</text:span> - Princípio Aberto/Fechado.</text:p>
          <text:list>
            <text:list-item>
              <text:p text:style-name="P16">As classes devem ser abertas para extensão, mas fechadas para modificação. Ou seja, você pode adicionar novas funcionalidades a uma classe sem modificar o código existente.</text:p>
            </text:list-item>
          </text:list>
        </text:list-item>
        <text:list-item>
          <text:p text:style-name="P3"><text:span text:style-name="Strong_20_Emphasis">L</text:span>: <text:span text:style-name="Strong_20_Emphasis">Liskov Substitution Principle (LSP)</text:span> - Princípio da Substituição de Liskov.</text:p>
          <text:list>
            <text:list-item>
              <text:p text:style-name="P16">Os objetos de uma classe derivada devem ser substituíveis por objetos de sua classe base, sem alterar o comportamento correto do sistema.</text:p>
            </text:list-item>
          </text:list>
        </text:list-item>
        <text:list-item>
          <text:p text:style-name="P3"><text:span text:style-name="Strong_20_Emphasis">I</text:span>: <text:span text:style-name="Strong_20_Emphasis">Interface Segregation Principle (ISP)</text:span> - Princípio da Segregação da Interface.</text:p>
          <text:list>
            <text:list-item>
              <text:p text:style-name="P16">Muitas interfaces específicas são melhores do que uma interface única e geral. Ou seja, classes não devem ser forçadas a implementar métodos que não utilizam.</text:p>
            </text:list-item>
          </text:list>
        </text:list-item>
        <text:list-item>
          <text:p text:style-name="P3"><text:span text:style-name="Strong_20_Emphasis">D</text:span>: <text:span text:style-name="Strong_20_Emphasis">Dependency Inversion Principle (DIP)</text:span> - Princípio da Inversão de Dependência.</text:p>
          <text:list>
            <text:list-item>
              <text:p text:style-name="P3">Dependa de abstrações (interfaces ou classes abstratas), e não de classes concretas. Isso facilita a manutenção e os testes do sistema.</text:p>
            </text:list-item>
          </text:list>
        </text:list-item>
      </text:list>
      <text:p text:style-name="Text_20_body"><text:span text:style-name="Strong_20_Emphasis">Perguntas comuns sobre SOLID em entrevistas</text:span>:</text:p>
      <text:list xml:id="list3296088801" text:style-name="L4">
        <text:list-item>
          <text:p text:style-name="P17"><text:span text:style-name="Strong_20_Emphasis">O que é o princípio de responsabilidade única e por que ele é importante?</text:span></text:p>
        </text:list-item>
        <text:list-item>
          <text:p text:style-name="P17"><text:span text:style-name="Strong_20_Emphasis">Explique o princípio Open/Closed com um exemplo prático.</text:span></text:p>
        </text:list-item>
        <text:list-item>
          <text:p text:style-name="P17"><text:span text:style-name="Strong_20_Emphasis">Como o princípio Liskov Substitution ajuda a manter o código flexível?</text:span></text:p>
        </text:list-item>
        <text:list-item>
          <text:p text:style-name="P17"><text:span text:style-name="Strong_20_Emphasis">Quais problemas você pode evitar usando o princípio da segregação de interfaces?</text:span></text:p>
        </text:list-item>
        <text:list-item>
          <text:p text:style-name="P4"><text:span text:style-name="Strong_20_Emphasis">Como o princípio da inversão de dependências ajuda a criar sistemas mais testáveis e modulares?</text:span></text:p>
        </text:list-item>
      </text:list>
      <text:h text:style-name="Heading_20_3" text:outline-level="3"><text:span text:style-name="Strong_20_Emphasis">3. TDD (Test Driven Development)</text:span></text:h>
      <text:p text:style-name="Text_20_body"><text:span text:style-name="Strong_20_Emphasis">Test Driven Development (TDD)</text:span> é uma prática de desenvolvimento de software onde você escreve os testes antes de escrever o código. O ciclo TDD é repetido continuamente durante o desenvolvimento de software. Ele segue um ciclo simples de três etapas:</text:p>
      <text:list xml:id="list2268610744" text:style-name="L5">
        <text:list-item>
          <text:p text:style-name="P18"><text:span text:style-name="Strong_20_Emphasis">Red</text:span>: Escreva um teste que falhe. O teste deve verificar a funcionalidade que você está prestes a implementar.</text:p>
        </text:list-item>
        <text:list-item>
          <text:p text:style-name="P18"><text:span text:style-name="Strong_20_Emphasis">Green</text:span>: Escreva o código mínimo necessário para passar no teste.</text:p>
        </text:list-item>
        <text:list-item>
          <text:p text:style-name="P5"><text:span text:style-name="Strong_20_Emphasis">Refactor</text:span>: Refatore o código para melhorá-lo sem alterar seu comportamento, garantindo que os testes ainda passem.</text:p>
        </text:list-item>
      </text:list>
      <text:p text:style-name="Text_20_body">A ideia por trás do TDD é garantir que o código seja testado desde o início, criando uma base sólida de testes automatizados.</text:p>
      <text:p text:style-name="Text_20_body"><text:soft-page-break/><text:span text:style-name="Strong_20_Emphasis">Benefícios do TDD</text:span>:</text:p>
      <text:list xml:id="list3334344211" text:style-name="L6">
        <text:list-item>
          <text:p text:style-name="P19"><text:span text:style-name="Strong_20_Emphasis">Menos bugs</text:span>: Como o código é testado o tempo todo, há menos chances de erros se acumularem.</text:p>
        </text:list-item>
        <text:list-item>
          <text:p text:style-name="P19"><text:span text:style-name="Strong_20_Emphasis">Código mais limpo</text:span>: A refatoração contínua ajuda a melhorar a qualidade do código.</text:p>
        </text:list-item>
        <text:list-item>
          <text:p text:style-name="P6"><text:span text:style-name="Strong_20_Emphasis">Confiança ao refatorar</text:span>: Você pode refatorar o código com mais confiança, pois os testes garantem que o comportamento não será alterado.</text:p>
        </text:list-item>
      </text:list>
      <text:p text:style-name="Text_20_body"><text:span text:style-name="Strong_20_Emphasis">Perguntas comuns sobre TDD em entrevistas</text:span>:</text:p>
      <text:list xml:id="list212754977" text:style-name="L7">
        <text:list-item>
          <text:p text:style-name="P20"><text:span text:style-name="Strong_20_Emphasis">O que é TDD e como ele melhora a qualidade do código?</text:span></text:p>
        </text:list-item>
        <text:list-item>
          <text:p text:style-name="P20"><text:span text:style-name="Strong_20_Emphasis">Qual é o ciclo de TDD e como ele é aplicado no desenvolvimento diário?</text:span></text:p>
        </text:list-item>
        <text:list-item>
          <text:p text:style-name="P20"><text:span text:style-name="Strong_20_Emphasis">Quais são as vantagens de escrever testes antes do código?</text:span></text:p>
        </text:list-item>
        <text:list-item>
          <text:p text:style-name="P20"><text:span text:style-name="Strong_20_Emphasis">Como você lida com testes que falham durante o ciclo de TDD?</text:span></text:p>
        </text:list-item>
        <text:list-item>
          <text:p text:style-name="P7"><text:span text:style-name="Strong_20_Emphasis">Como você integra TDD em um fluxo de trabalho ágil?</text:span></text:p>
        </text:list-item>
      </text:list>
      <text:h text:style-name="Heading_20_3" text:outline-level="3"><text:span text:style-name="Strong_20_Emphasis">4. BDD (Behavior Driven Development)</text:span></text:h>
      <text:p text:style-name="Text_20_body"><text:span text:style-name="Strong_20_Emphasis">Behavior Driven Development (BDD)</text:span> é uma abordagem à programação que se concentra na <text:span text:style-name="Strong_20_Emphasis">comunicação</text:span> e <text:span text:style-name="Strong_20_Emphasis">colaboração</text:span> entre desenvolvedores, testers e não-desenvolvedores, com foco no comportamento esperado do sistema. O BDD se baseia em <text:span text:style-name="Strong_20_Emphasis">cenários</text:span> que descrevem o comportamento do sistema de uma forma simples e compreensível por todos os envolvidos no projeto.</text:p>
      <text:p text:style-name="Text_20_body">A principal diferença entre <text:span text:style-name="Strong_20_Emphasis">TDD</text:span> e <text:span text:style-name="Strong_20_Emphasis">BDD</text:span> é que, enquanto o TDD foca em testes unitários e técnicos, o BDD foca no comportamento do sistema de ponta a ponta, escrevendo testes mais próximos da linguagem natural.</text:p>
      <text:p text:style-name="Text_20_body"><text:span text:style-name="Strong_20_Emphasis">Geralmente, o BDD segue um formato Gherkin:</text:span></text:p>
      <text:list xml:id="list246494866" text:style-name="L8">
        <text:list-item>
          <text:p text:style-name="P21"><text:span text:style-name="Strong_20_Emphasis">Given</text:span> (Dado) - O estado inicial do sistema.</text:p>
        </text:list-item>
        <text:list-item>
          <text:p text:style-name="P21"><text:span text:style-name="Strong_20_Emphasis">When</text:span> (Quando) - A ação ou evento que ocorre.</text:p>
        </text:list-item>
        <text:list-item>
          <text:p text:style-name="P8"><text:span text:style-name="Strong_20_Emphasis">Then</text:span> (Então) - O resultado ou comportamento esperado após a ação.</text:p>
        </text:list-item>
      </text:list>
      <text:p text:style-name="Text_20_body">Exemplo:</text:p>
      <text:p text:style-name="Preformatted_20_Text">gherkin</text:p>
      <text:p text:style-name="Preformatted_20_Text">Copiar código</text:p>
      <text:p text:style-name="P26"><text:span text:style-name="Source_20_Text">Dado que eu estou na página de login</text:span></text:p>
      <text:p text:style-name="P26"><text:span text:style-name="Source_20_Text">Quando eu insiro minhas credenciais corretas</text:span></text:p>
      <text:p text:style-name="P27"><text:span text:style-name="Source_20_Text">Então eu devo ser redirecionado para o painel de controle</text:span></text:p>
      <text:p text:style-name="Text_20_body"><text:span text:style-name="Strong_20_Emphasis">Ferramentas comuns de BDD</text:span>:</text:p>
      <text:list xml:id="list2364358034" text:style-name="L9">
        <text:list-item>
          <text:p text:style-name="P22"><text:span text:style-name="Strong_20_Emphasis">Cucumber</text:span>: Uma das ferramentas mais populares para BDD, permite escrever testes em linguagem natural.</text:p>
        </text:list-item>
        <text:list-item>
          <text:p text:style-name="P22"><text:span text:style-name="Strong_20_Emphasis">SpecFlow</text:span>: Uma versão do Cucumber para o .NET.</text:p>
        </text:list-item>
        <text:list-item>
          <text:p text:style-name="P9"><text:span text:style-name="Strong_20_Emphasis">JBehave</text:span>: Framework de BDD para Java.</text:p>
        </text:list-item>
      </text:list>
      <text:p text:style-name="Text_20_body"><text:span text:style-name="Strong_20_Emphasis">Benefícios do BDD</text:span>:</text:p>
      <text:list xml:id="list3014664349" text:style-name="L10">
        <text:list-item>
          <text:p text:style-name="P23"><text:span text:style-name="Strong_20_Emphasis">Melhora a colaboração</text:span>: Facilita a comunicação entre desenvolvedores, testers e stakeholders, garantindo que todos entendam os requisitos e o comportamento esperado.</text:p>
        </text:list-item>
        <text:list-item>
          <text:p text:style-name="P23"><text:soft-page-break/><text:span text:style-name="Strong_20_Emphasis">Testes mais legíveis</text:span>: Testes escritos em linguagem natural são fáceis de entender para qualquer pessoa do time.</text:p>
        </text:list-item>
        <text:list-item>
          <text:p text:style-name="P10"><text:span text:style-name="Strong_20_Emphasis">Foco no comportamento</text:span>: Ao invés de testar implementações, o BDD foca no comportamento esperado do sistema.</text:p>
        </text:list-item>
      </text:list>
      <text:p text:style-name="Text_20_body"><text:span text:style-name="Strong_20_Emphasis">Perguntas comuns sobre BDD em entrevistas</text:span>:</text:p>
      <text:list xml:id="list4189669783" text:style-name="L11">
        <text:list-item>
          <text:p text:style-name="P24"><text:span text:style-name="Strong_20_Emphasis">O que é BDD e como ele difere do TDD?</text:span></text:p>
        </text:list-item>
        <text:list-item>
          <text:p text:style-name="P24"><text:span text:style-name="Strong_20_Emphasis">Como você escreve um cenário de teste no formato Gherkin?</text:span></text:p>
        </text:list-item>
        <text:list-item>
          <text:p text:style-name="P24"><text:span text:style-name="Strong_20_Emphasis">Qual é o objetivo do BDD em termos de colaboração no time?</text:span></text:p>
        </text:list-item>
        <text:list-item>
          <text:p text:style-name="P24"><text:span text:style-name="Strong_20_Emphasis">Como o BDD pode ser integrado com ferramentas de automação de testes?</text:span></text:p>
        </text:list-item>
        <text:list-item>
          <text:p text:style-name="P11"><text:span text:style-name="Strong_20_Emphasis">Quais são os principais benefícios de usar BDD em vez de apenas TDD?</text:span></text:p>
        </text:list-item>
      </text:list>
      <text:h text:style-name="Heading_20_3" text:outline-level="3"><text:span text:style-name="Strong_20_Emphasis">Conclusão</text:span></text:h>
      <text:p text:style-name="Text_20_body">Para se preparar para uma entrevista sobre <text:span text:style-name="Strong_20_Emphasis">Design Patterns</text:span>, <text:span text:style-name="Strong_20_Emphasis">SOLID</text:span>, <text:span text:style-name="Strong_20_Emphasis">TDD</text:span> e <text:span text:style-name="Strong_20_Emphasis">BDD</text:span>, você deve:</text:p>
      <text:list xml:id="list35641086" text:style-name="L12">
        <text:list-item>
          <text:p text:style-name="P25">Ter uma compreensão sólida de como <text:span text:style-name="Strong_20_Emphasis">Design Patterns</text:span> melhoram a estrutura e a flexibilidade do código.</text:p>
        </text:list-item>
        <text:list-item>
          <text:p text:style-name="P25">Conhecer bem os princípios <text:span text:style-name="Strong_20_Emphasis">SOLID</text:span> e como eles ajudam a criar sistemas modulares e sustentáveis.</text:p>
        </text:list-item>
        <text:list-item>
          <text:p text:style-name="P25">Compreender o ciclo de vida do <text:span text:style-name="Strong_20_Emphasis">TDD</text:span> e sua aplicação para garantir qualidade no código.</text:p>
        </text:list-item>
        <text:list-item>
          <text:p text:style-name="P12">Entender o conceito de <text:span text:style-name="Strong_20_Emphasis">BDD</text:span> e como ele melhora a colaboração e a comunicação no time.</text:p>
        </text:list-item>
      </text:list>
      <text:p text:style-name="Text_20_body">Estar preparado para responder a perguntas sobre como aplicar esses conceitos em projetos reais e discutir exemplos práticos pode ser um grande diferencial em sua entrevista.</text:p>
      <text:p text:style-name="Text_20_body">4o mini</text:p>
      <text:h text:style-name="Heading_20_5" text:outline-level="5">Você disse:</text:h>
      <text:p text:style-name="Text_20_body">Gostaria dessa resposta com exempos em java</text:p>
      <text:h text:style-name="Heading_20_6" text:outline-level="6">O ChatGPT disse:</text:h>
      <text:p text:style-name="Text_20_body">ChatGPT</text:p>
      <text:p text:style-name="Text_20_body">Claro! Vou fornecer exemplos práticos em Java para os conceitos de <text:span text:style-name="Strong_20_Emphasis">Design Patterns</text:span>, <text:span text:style-name="Strong_20_Emphasis">SOLID</text:span>, <text:span text:style-name="Strong_20_Emphasis">TDD</text:span> e <text:span text:style-name="Strong_20_Emphasis">BDD</text:span>, para que você possa visualizar como aplicar esses princípios e práticas na linguagem.</text:p>
      <text:p text:style-name="Horizontal_20_Line"/>
      <text:h text:style-name="Heading_20_3" text:outline-level="3"><text:span text:style-name="Strong_20_Emphasis">1. Design Patterns em Java</text:span></text:h>
      <text:p text:style-name="Text_20_body"><text:span text:style-name="Strong_20_Emphasis">Exemplo do Padrão Singleton</text:span>:</text:p>
      <text:p text:style-name="Text_20_body">O padrão <text:span text:style-name="Strong_20_Emphasis">Singleton</text:span> garante que uma classe tenha uma única instância e fornece um ponto global de acesso a ela.</text:p>
      <text:p text:style-name="Preformatted_20_Text">java</text:p>
      <text:p text:style-name="Preformatted_20_Text">Copiar código</text:p>
      <text:p text:style-name="P26"><text:span text:style-name="Source_20_Text">public class Singleton {</text:span></text:p>
      <text:p text:style-name="P26"><text:span text:style-name="Source_20_Text"><text:s text:c="4"/>private static Singleton instance;</text:span></text:p>
      <text:p text:style-name="P26"/>
      <text:p text:style-name="P26"><text:span text:style-name="Source_20_Text"><text:s text:c="4"/>// Construtor privado para impedir criação de instâncias fora da classe</text:span></text:p>
      <text:p text:style-name="P26"><text:span text:style-name="Source_20_Text"><text:s text:c="4"/>private Singleton() {}</text:span></text:p>
      <text:p text:style-name="P26"/>
      <text:p text:style-name="P26"><text:span text:style-name="Source_20_Text"><text:s text:c="4"/>// Método para acessar a única instância</text:span></text:p>
      <text:p text:style-name="P26"><text:soft-page-break/><text:span text:style-name="Source_20_Text"><text:s text:c="4"/>public static Singleton getInstance() {</text:span></text:p>
      <text:p text:style-name="P26"><text:span text:style-name="Source_20_Text"><text:s text:c="8"/>if (instance == null) {</text:span></text:p>
      <text:p text:style-name="P26"><text:span text:style-name="Source_20_Text"><text:s text:c="12"/>instance = new Singleton();</text:span></text:p>
      <text:p text:style-name="P26"><text:span text:style-name="Source_20_Text"><text:s text:c="8"/>}</text:span></text:p>
      <text:p text:style-name="P26"><text:span text:style-name="Source_20_Text"><text:s text:c="8"/>return instance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Exemplo do Padrão Factory Method</text:span>:</text:p>
      <text:p text:style-name="Text_20_body">O padrão <text:span text:style-name="Strong_20_Emphasis">Factory Method</text:span> define uma interface para criar objetos, mas permite que as subclasses decidam qual classe instanciar.</text:p>
      <text:p text:style-name="Preformatted_20_Text">java</text:p>
      <text:p text:style-name="Preformatted_20_Text">Copiar código</text:p>
      <text:p text:style-name="P26"><text:span text:style-name="Source_20_Text">abstract class Animal {</text:span></text:p>
      <text:p text:style-name="P26"><text:span text:style-name="Source_20_Text"><text:s text:c="4"/>public abstract void makeSound();</text:span></text:p>
      <text:p text:style-name="P26"><text:span text:style-name="Source_20_Text">}</text:span></text:p>
      <text:p text:style-name="P26"/>
      <text:p text:style-name="P26"><text:span text:style-name="Source_20_Text">class Dog extends Animal {</text:span></text:p>
      <text:p text:style-name="P26"><text:span text:style-name="Source_20_Text"><text:s text:c="4"/>@Override</text:span></text:p>
      <text:p text:style-name="P26"><text:span text:style-name="Source_20_Text"><text:s text:c="4"/>public void makeSound() {</text:span></text:p>
      <text:p text:style-name="P26"><text:span text:style-name="Source_20_Text"><text:s text:c="8"/>System.out.println("Woof");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/>
      <text:p text:style-name="P26"><text:span text:style-name="Source_20_Text">class Cat extends Animal {</text:span></text:p>
      <text:p text:style-name="P26"><text:span text:style-name="Source_20_Text"><text:s text:c="4"/>@Override</text:span></text:p>
      <text:p text:style-name="P26"><text:span text:style-name="Source_20_Text"><text:s text:c="4"/>public void makeSound() {</text:span></text:p>
      <text:p text:style-name="P26"><text:span text:style-name="Source_20_Text"><text:s text:c="8"/>System.out.println("Meow");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/>
      <text:p text:style-name="P26"><text:span text:style-name="Source_20_Text">abstract class AnimalFactory {</text:span></text:p>
      <text:p text:style-name="P26"><text:span text:style-name="Source_20_Text"><text:s text:c="4"/>public abstract Animal createAnimal();</text:span></text:p>
      <text:p text:style-name="P26"><text:span text:style-name="Source_20_Text">}</text:span></text:p>
      <text:p text:style-name="P26"/>
      <text:p text:style-name="P26"><text:span text:style-name="Source_20_Text">class DogFactory extends AnimalFactory {</text:span></text:p>
      <text:p text:style-name="P26"><text:span text:style-name="Source_20_Text"><text:s text:c="4"/>@Override</text:span></text:p>
      <text:p text:style-name="P26"><text:span text:style-name="Source_20_Text"><text:s text:c="4"/>public Animal createAnimal() {</text:span></text:p>
      <text:p text:style-name="P26"><text:span text:style-name="Source_20_Text"><text:s text:c="8"/>return new Dog();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/>
      <text:p text:style-name="P26"><text:span text:style-name="Source_20_Text">class CatFactory extends AnimalFactory {</text:span></text:p>
      <text:p text:style-name="P26"><text:span text:style-name="Source_20_Text"><text:s text:c="4"/>@Override</text:span></text:p>
      <text:p text:style-name="P26"><text:span text:style-name="Source_20_Text"><text:s text:c="4"/>public Animal createAnimal() {</text:span></text:p>
      <text:p text:style-name="P26"><text:span text:style-name="Source_20_Text"><text:s text:c="8"/>return new Cat();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/>
      <text:p text:style-name="P26"><text:span text:style-name="Source_20_Text">public class Main {</text:span></text:p>
      <text:p text:style-name="P26"><text:span text:style-name="Source_20_Text"><text:s text:c="4"/>public static void main(String[] args) {</text:span></text:p>
      <text:p text:style-name="P26"><text:span text:style-name="Source_20_Text"><text:s text:c="8"/>AnimalFactory dogFactory = new DogFactory();</text:span></text:p>
      <text:p text:style-name="P26"><text:span text:style-name="Source_20_Text"><text:s text:c="8"/>Animal dog = dogFactory.createAnimal();</text:span></text:p>
      <text:p text:style-name="P26"><text:span text:style-name="Source_20_Text"><text:s text:c="8"/>dog.makeSound(); <text:s/>// Saída: Woof</text:span></text:p>
      <text:p text:style-name="P26"><text:span text:style-name="Source_20_Text"><text:s text:c="4"/>}</text:span></text:p>
      <text:p text:style-name="P27"><text:span text:style-name="Source_20_Text">}</text:span></text:p>
      <text:p text:style-name="Horizontal_20_Line"/>
      <text:h text:style-name="Heading_20_3" text:outline-level="3"><text:soft-page-break/><text:span text:style-name="Strong_20_Emphasis">2. SOLID em Java</text:span></text:h>
      <text:p text:style-name="Text_20_body"><text:span text:style-name="Strong_20_Emphasis">Single Responsibility Principle (SRP)</text:span>:</text:p>
      <text:p text:style-name="Text_20_body">Uma classe deve ter uma única razão para mudar. No exemplo abaixo, a classe <text:span text:style-name="Source_20_Text">Order</text:span> é responsável apenas por armazenar informações sobre o pedido, enquanto a classe <text:span text:style-name="Source_20_Text">OrderProcessor</text:span> lida com a lógica de processamento do pedido.</text:p>
      <text:p text:style-name="Preformatted_20_Text">java</text:p>
      <text:p text:style-name="Preformatted_20_Text">Copiar código</text:p>
      <text:p text:style-name="P26"><text:span text:style-name="Source_20_Text">// Classe responsável apenas pelo pedido</text:span></text:p>
      <text:p text:style-name="P26"><text:span text:style-name="Source_20_Text">class Order {</text:span></text:p>
      <text:p text:style-name="P26"><text:span text:style-name="Source_20_Text"><text:s text:c="4"/>private String orderId;</text:span></text:p>
      <text:p text:style-name="P26"><text:span text:style-name="Source_20_Text"><text:s text:c="4"/>private double amount;</text:span></text:p>
      <text:p text:style-name="P26"/>
      <text:p text:style-name="P26"><text:span text:style-name="Source_20_Text"><text:s text:c="4"/>public Order(String orderId, double amount) {</text:span></text:p>
      <text:p text:style-name="P26"><text:span text:style-name="Source_20_Text"><text:s text:c="8"/>this.orderId = orderId;</text:span></text:p>
      <text:p text:style-name="P26"><text:span text:style-name="Source_20_Text"><text:s text:c="8"/>this.amount = amount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// Getters e setters</text:span></text:p>
      <text:p text:style-name="P26"><text:span text:style-name="Source_20_Text">}</text:span></text:p>
      <text:p text:style-name="P26"/>
      <text:p text:style-name="P26"><text:span text:style-name="Source_20_Text">// Classe responsável pelo processamento do pedido</text:span></text:p>
      <text:p text:style-name="P26"><text:span text:style-name="Source_20_Text">class OrderProcessor {</text:span></text:p>
      <text:p text:style-name="P26"><text:span text:style-name="Source_20_Text"><text:s text:c="4"/>public void processOrder(Order order) {</text:span></text:p>
      <text:p text:style-name="P26"><text:span text:style-name="Source_20_Text"><text:s text:c="8"/>// Lógica para processar o pedido</text:span></text:p>
      <text:p text:style-name="P26"><text:span text:style-name="Source_20_Text"><text:s text:c="8"/>System.out.println("Processing order: " + order.getOrderId())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Open/Closed Principle (OCP)</text:span>:</text:p>
      <text:p text:style-name="Text_20_body">A classe <text:span text:style-name="Source_20_Text">Discount</text:span> pode ser estendida sem modificar seu código, adicionando novos tipos de desconto.</text:p>
      <text:p text:style-name="Preformatted_20_Text">java</text:p>
      <text:p text:style-name="Preformatted_20_Text">Copiar código</text:p>
      <text:p text:style-name="P26"><text:span text:style-name="Source_20_Text">// Classe base para descontos</text:span></text:p>
      <text:p text:style-name="P26"><text:span text:style-name="Source_20_Text">abstract class Discount {</text:span></text:p>
      <text:p text:style-name="P26"><text:span text:style-name="Source_20_Text"><text:s text:c="4"/>public abstract double applyDiscount(double amount);</text:span></text:p>
      <text:p text:style-name="P26"><text:span text:style-name="Source_20_Text">}</text:span></text:p>
      <text:p text:style-name="P26"/>
      <text:p text:style-name="P26"><text:span text:style-name="Source_20_Text">// Implementação de um tipo de desconto</text:span></text:p>
      <text:p text:style-name="P26"><text:span text:style-name="Source_20_Text">class PercentageDiscount extends Discount {</text:span></text:p>
      <text:p text:style-name="P26"><text:span text:style-name="Source_20_Text"><text:s text:c="4"/>private double percentage;</text:span></text:p>
      <text:p text:style-name="P26"/>
      <text:p text:style-name="P26"><text:span text:style-name="Source_20_Text"><text:s text:c="4"/>public PercentageDiscount(double percentage) {</text:span></text:p>
      <text:p text:style-name="P26"><text:span text:style-name="Source_20_Text"><text:s text:c="8"/>this.percentage = percentage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@Override</text:span></text:p>
      <text:p text:style-name="P26"><text:span text:style-name="Source_20_Text"><text:s text:c="4"/>public double applyDiscount(double amount) {</text:span></text:p>
      <text:p text:style-name="P26"><text:span text:style-name="Source_20_Text"><text:s text:c="8"/>return amount - (amount * percentage / 100);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/>
      <text:p text:style-name="P26"><text:span text:style-name="Source_20_Text">class AmountDiscount extends Discount {</text:span></text:p>
      <text:p text:style-name="P26"><text:span text:style-name="Source_20_Text"><text:s text:c="4"/>private double discountAmount;</text:span></text:p>
      <text:p text:style-name="P26"/>
      <text:p text:style-name="P26"><text:span text:style-name="Source_20_Text"><text:s text:c="4"/>public AmountDiscount(double discountAmount) {</text:span></text:p>
      <text:p text:style-name="P26"><text:span text:style-name="Source_20_Text"><text:s text:c="8"/>this.discountAmount = discountAmount;</text:span></text:p>
      <text:p text:style-name="P26"><text:soft-page-break/><text:span text:style-name="Source_20_Text"><text:s text:c="4"/>}</text:span></text:p>
      <text:p text:style-name="P26"/>
      <text:p text:style-name="P26"><text:span text:style-name="Source_20_Text"><text:s text:c="4"/>@Override</text:span></text:p>
      <text:p text:style-name="P26"><text:span text:style-name="Source_20_Text"><text:s text:c="4"/>public double applyDiscount(double amount) {</text:span></text:p>
      <text:p text:style-name="P26"><text:span text:style-name="Source_20_Text"><text:s text:c="8"/>return amount - discountAmount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Dependency Inversion Principle (DIP)</text:span>:</text:p>
      <text:p text:style-name="Text_20_body">Utilizamos <text:span text:style-name="Strong_20_Emphasis">interfaces</text:span> para abstrair dependências. Isso permite que a classe <text:span text:style-name="Source_20_Text">PaymentService</text:span> dependa de uma abstração, em vez de uma classe concreta.</text:p>
      <text:p text:style-name="Preformatted_20_Text">java</text:p>
      <text:p text:style-name="Preformatted_20_Text">Copiar código</text:p>
      <text:p text:style-name="P26"><text:span text:style-name="Source_20_Text">interface PaymentProcessor {</text:span></text:p>
      <text:p text:style-name="P26"><text:span text:style-name="Source_20_Text"><text:s text:c="4"/>void processPayment(double amount);</text:span></text:p>
      <text:p text:style-name="P26"><text:span text:style-name="Source_20_Text">}</text:span></text:p>
      <text:p text:style-name="P26"/>
      <text:p text:style-name="P26"><text:span text:style-name="Source_20_Text">class PayPalProcessor implements PaymentProcessor {</text:span></text:p>
      <text:p text:style-name="P26"><text:span text:style-name="Source_20_Text"><text:s text:c="4"/>@Override</text:span></text:p>
      <text:p text:style-name="P26"><text:span text:style-name="Source_20_Text"><text:s text:c="4"/>public void processPayment(double amount) {</text:span></text:p>
      <text:p text:style-name="P26"><text:span text:style-name="Source_20_Text"><text:s text:c="8"/>System.out.println("Processing payment through PayPal: " + amount);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/>
      <text:p text:style-name="P26"><text:span text:style-name="Source_20_Text">class PaymentService {</text:span></text:p>
      <text:p text:style-name="P26"><text:span text:style-name="Source_20_Text"><text:s text:c="4"/>private PaymentProcessor paymentProcessor;</text:span></text:p>
      <text:p text:style-name="P26"/>
      <text:p text:style-name="P26"><text:span text:style-name="Source_20_Text"><text:s text:c="4"/>// Recebe uma dependência através da injeção de dependência</text:span></text:p>
      <text:p text:style-name="P26"><text:span text:style-name="Source_20_Text"><text:s text:c="4"/>public PaymentService(PaymentProcessor paymentProcessor) {</text:span></text:p>
      <text:p text:style-name="P26"><text:span text:style-name="Source_20_Text"><text:s text:c="8"/>this.paymentProcessor = paymentProcessor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public void makePayment(double amount) {</text:span></text:p>
      <text:p text:style-name="P26"><text:span text:style-name="Source_20_Text"><text:s text:c="8"/>paymentProcessor.processPayment(amount);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/>
      <text:p text:style-name="P26"><text:span text:style-name="Source_20_Text">public class Main {</text:span></text:p>
      <text:p text:style-name="P26"><text:span text:style-name="Source_20_Text"><text:s text:c="4"/>public static void main(String[] args) {</text:span></text:p>
      <text:p text:style-name="P26"><text:span text:style-name="Source_20_Text"><text:s text:c="8"/>PaymentProcessor processor = new PayPalProcessor();</text:span></text:p>
      <text:p text:style-name="P26"><text:span text:style-name="Source_20_Text"><text:s text:c="8"/>PaymentService paymentService = new PaymentService(processor);</text:span></text:p>
      <text:p text:style-name="P26"><text:span text:style-name="Source_20_Text"><text:s text:c="8"/>paymentService.makePayment(100.0)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Horizontal_20_Line"/>
      <text:h text:style-name="Heading_20_3" text:outline-level="3"><text:span text:style-name="Strong_20_Emphasis">3. TDD (Test Driven Development) em Java</text:span></text:h>
      <text:p text:style-name="Text_20_body">No <text:span text:style-name="Strong_20_Emphasis">TDD</text:span>, você escreve os testes primeiro, depois escreve o código para passar nesses testes.</text:p>
      <text:p text:style-name="Text_20_body"><text:span text:style-name="Strong_20_Emphasis">Exemplo de TDD:</text:span></text:p>
      <text:p text:style-name="Text_20_body">Imagine que estamos implementando um método para verificar se um número é par.</text:p>
      <text:p text:style-name="Text_20_body"><text:span text:style-name="Strong_20_Emphasis">Passo 1: Escrever o teste (Test)</text:span></text:p>
      <text:p text:style-name="Preformatted_20_Text">java</text:p>
      <text:p text:style-name="Preformatted_20_Text">Copiar código</text:p>
      <text:p text:style-name="P26"><text:span text:style-name="Source_20_Text">import org.junit.jupiter.api.Test;</text:span></text:p>
      <text:p text:style-name="P26"><text:soft-page-break/><text:span text:style-name="Source_20_Text">import static org.junit.jupiter.api.Assertions.*;</text:span></text:p>
      <text:p text:style-name="P26"/>
      <text:p text:style-name="P26"><text:span text:style-name="Source_20_Text">public class NumberUtilTest {</text:span></text:p>
      <text:p text:style-name="P26"><text:span text:style-name="Source_20_Text"><text:s text:c="4"/>@Test</text:span></text:p>
      <text:p text:style-name="P26"><text:span text:style-name="Source_20_Text"><text:s text:c="4"/>public void testIsEven() {</text:span></text:p>
      <text:p text:style-name="P26"><text:span text:style-name="Source_20_Text"><text:s text:c="8"/>NumberUtil numberUtil = new NumberUtil();</text:span></text:p>
      <text:p text:style-name="P26"><text:span text:style-name="Source_20_Text"><text:s text:c="8"/>assertTrue(numberUtil.isEven(2)); <text:s/>// 2 é par</text:span></text:p>
      <text:p text:style-name="P26"><text:span text:style-name="Source_20_Text"><text:s text:c="8"/>assertFalse(numberUtil.isEven(3)); // 3 não é par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Passo 2: Escrever o código para passar no teste</text:span></text:p>
      <text:p text:style-name="Preformatted_20_Text">java</text:p>
      <text:p text:style-name="Preformatted_20_Text">Copiar código</text:p>
      <text:p text:style-name="P26"><text:span text:style-name="Source_20_Text">public class NumberUtil {</text:span></text:p>
      <text:p text:style-name="P26"><text:span text:style-name="Source_20_Text"><text:s text:c="4"/>public boolean isEven(int number) {</text:span></text:p>
      <text:p text:style-name="P26"><text:span text:style-name="Source_20_Text"><text:s text:c="8"/>return number % 2 == 0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Passo 3: Refatoração</text:span></text:p>
      <text:p text:style-name="Text_20_body">Após o teste passar, você pode refatorar o código, se necessário. No caso, o código já está simples e correto.</text:p>
      <text:p text:style-name="Horizontal_20_Line"/>
      <text:h text:style-name="Heading_20_3" text:outline-level="3"><text:span text:style-name="Strong_20_Emphasis">4. BDD (Behavior Driven Development) em Java</text:span></text:h>
      <text:p text:style-name="Text_20_body">No <text:span text:style-name="Strong_20_Emphasis">BDD</text:span>, os testes são descritos em uma linguagem mais natural e próxima dos requisitos de negócio. Usamos ferramentas como <text:span text:style-name="Strong_20_Emphasis">Cucumber</text:span> para escrever esses testes.</text:p>
      <text:p text:style-name="Text_20_body"><text:span text:style-name="Strong_20_Emphasis">Exemplo de BDD com Cucumber em Java:</text:span></text:p>
      <text:p text:style-name="Text_20_body"><text:span text:style-name="Strong_20_Emphasis">Passo 1: Escrever o cenário no formato Gherkin</text:span></text:p>
      <text:p text:style-name="Preformatted_20_Text">gherkin</text:p>
      <text:p text:style-name="Preformatted_20_Text">Copiar código</text:p>
      <text:p text:style-name="P26"><text:span text:style-name="Source_20_Text">Feature: Verificar se um número é par</text:span></text:p>
      <text:p text:style-name="P26"/>
      <text:p text:style-name="P26"><text:span text:style-name="Source_20_Text"><text:s text:c="2"/>Scenario: Verificando se 2 é par</text:span></text:p>
      <text:p text:style-name="P26"><text:span text:style-name="Source_20_Text"><text:s text:c="4"/>Given que o número é 2</text:span></text:p>
      <text:p text:style-name="P26"><text:span text:style-name="Source_20_Text"><text:s text:c="4"/>When eu verifico se o número é par</text:span></text:p>
      <text:p text:style-name="P26"><text:span text:style-name="Source_20_Text"><text:s text:c="4"/>Then o resultado deve ser verdadeiro</text:span></text:p>
      <text:p text:style-name="P26"/>
      <text:p text:style-name="P26"><text:span text:style-name="Source_20_Text"><text:s text:c="2"/>Scenario: Verificando se 3 é par</text:span></text:p>
      <text:p text:style-name="P26"><text:span text:style-name="Source_20_Text"><text:s text:c="4"/>Given que o número é 3</text:span></text:p>
      <text:p text:style-name="P26"><text:span text:style-name="Source_20_Text"><text:s text:c="4"/>When eu verifico se o número é par</text:span></text:p>
      <text:p text:style-name="P27"><text:span text:style-name="Source_20_Text"><text:s text:c="4"/>Then o resultado deve ser falso</text:span></text:p>
      <text:p text:style-name="Text_20_body"><text:span text:style-name="Strong_20_Emphasis">Passo 2: Implementar as definições dos passos (Step Definitions)</text:span></text:p>
      <text:p text:style-name="Preformatted_20_Text">java</text:p>
      <text:p text:style-name="Preformatted_20_Text">Copiar código</text:p>
      <text:p text:style-name="P26"><text:span text:style-name="Source_20_Text">import io.cucumber.java.en.*;</text:span></text:p>
      <text:p text:style-name="P26"/>
      <text:p text:style-name="P26"><text:span text:style-name="Source_20_Text">import static org.junit.Assert.*;</text:span></text:p>
      <text:p text:style-name="P26"/>
      <text:p text:style-name="P26"><text:span text:style-name="Source_20_Text">public class StepDefinitions {</text:span></text:p>
      <text:p text:style-name="P26"><text:span text:style-name="Source_20_Text"><text:s text:c="4"/>private int number;</text:span></text:p>
      <text:p text:style-name="P26"><text:span text:style-name="Source_20_Text"><text:s text:c="4"/>private boolean result;</text:span></text:p>
      <text:p text:style-name="P26"><text:soft-page-break/></text:p>
      <text:p text:style-name="P26"><text:span text:style-name="Source_20_Text"><text:s text:c="4"/>@Given("que o número é {int}")</text:span></text:p>
      <text:p text:style-name="P26"><text:span text:style-name="Source_20_Text"><text:s text:c="4"/>public void dadoQueONumero(Integer number) {</text:span></text:p>
      <text:p text:style-name="P26"><text:span text:style-name="Source_20_Text"><text:s text:c="8"/>this.number = number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@When("eu verifico se o número é par")</text:span></text:p>
      <text:p text:style-name="P26"><text:span text:style-name="Source_20_Text"><text:s text:c="4"/>public void quandoEuVerificoSeONumeroEPar() {</text:span></text:p>
      <text:p text:style-name="P26"><text:span text:style-name="Source_20_Text"><text:s text:c="8"/>result = number % 2 == 0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@Then("o resultado deve ser {boolean}")</text:span></text:p>
      <text:p text:style-name="P26"><text:span text:style-name="Source_20_Text"><text:s text:c="4"/>public void entaoOResultadoDeveSer(Boolean expected) {</text:span></text:p>
      <text:p text:style-name="P26"><text:span text:style-name="Source_20_Text"><text:s text:c="8"/>assertEquals(expected, result)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Passo 3: Executar o Cucumber</text:span></text:p>
      <text:p text:style-name="Text_20_body">Execute os testes no <text:span text:style-name="Strong_20_Emphasis">Cucumber</text:span>, que usará as definições de passos para rodar o teste no formato Gherkin. Você verá a saída de teste indicando se os cenários passaram ou falharam.</text:p>
      <text:p text:style-name="Horizontal_20_Line"/>
      <text:h text:style-name="Heading_20_3" text:outline-level="3"><text:span text:style-name="Strong_20_Emphasis">Conclusão</text:span></text:h>
      <text:list xml:id="list2613248049" text:style-name="L13">
        <text:list-item>
          <text:p text:style-name="P13"><text:span text:style-name="Strong_20_Emphasis">Design Patterns</text:span>: São soluções reutilizáveis para problemas comuns no desenvolvimento de software. Exemplos em Java como Singleton e Factory Method ajudam a organizar o código de forma mais flexível e reutilizável.</text:p>
        </text:list-item>
        <text:list-item>
          <text:p text:style-name="P13"><text:span text:style-name="Strong_20_Emphasis">SOLID</text:span>: São princípios de design que ajudam a criar sistemas modulares e fáceis de manter. Exemplos como o <text:span text:style-name="Strong_20_Emphasis">Single Responsibility Principle (SRP)</text:span> e <text:span text:style-name="Strong_20_Emphasis">Open/Closed Principle (OCP)</text:span> ajudam a manter o código limpo e expansível.</text:p>
        </text:list-item>
        <text:list-item>
          <text:p text:style-name="P13"><text:span text:style-name="Strong_20_Emphasis">TDD</text:span>: Test Driven Development é a prática de escrever testes antes do código. A prática ajuda a garantir que o código seja testado e de alta qualidade, como no exemplo de verificar se um número é par.</text:p>
        </text:list-item>
        <text:list-item>
          <text:p text:style-name="P13"><text:span text:style-name="Strong_20_Emphasis">BDD</text:span>: Behavior Driven Development foca no comportamento esperado do sistema e utiliza ferramentas como <text:span text:style-name="Strong_20_Emphasis">Cucumber</text:span> para escrever testes em uma linguagem natural. Isso facilita a colaboração entre desenvolvedores, testers e stakeholder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5T15:41:47.242000000</meta:creation-date>
    <dc:date>2025-02-25T15:43:45.381000000</dc:date>
    <meta:editing-duration>PT2M2S</meta:editing-duration>
    <meta:editing-cycles>1</meta:editing-cycles>
    <meta:document-statistic meta:table-count="0" meta:image-count="0" meta:object-count="0" meta:page-count="9" meta:paragraph-count="308" meta:word-count="2407" meta:character-count="15938" meta:non-whitespace-character-count="13338"/>
    <meta:generator>LibreOffice/6.1.0.3$Windows_X86_64 LibreOffice_project/efb621ed25068d70781dc026f7e9c5187a4decd1</meta:generator>
  </office:meta>
</office:document-meta>
</file>